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courier new" svg:font-family="'courier new'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style:line-height-at-least="0.423cm" fo:text-align="start" style:justify-single-word="false" fo:orphans="2" fo:widows="2" fo:padding="0cm" fo:border="none"/>
      <style:text-properties fo:font-variant="normal" fo:text-transform="none" fo:color="#333333" style:font-name="Open Sans" fo:font-size="7.19999980926514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7.19999980926514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212cm" loext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7.19999980926514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12cm" loext:contextual-spacing="false" style:line-height-at-least="0.423cm" fo:text-align="start" style:justify-single-word="false" fo:orphans="2" fo:widows="2" fo:padding="0cm" fo:border="none"/>
      <style:text-properties fo:font-variant="normal" fo:text-transform="none" fo:color="#333333" style:font-name="Open Sans" fo:font-size="7.19999980926514pt" fo:letter-spacing="normal" fo:font-style="normal" fo:font-weight="normal"/>
    </style:style>
    <style:style style:name="P5" style:family="paragraph" style:parent-style-name="Heading_20_2">
      <style:text-properties fo:font-variant="normal" fo:text-transform="none" fo:color="#333333" style:font-name="Open Sans" fo:font-size="16.7999992370605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52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5. Zadania do samodzielnego wykonania</text:h>
      <text:list xml:id="list1798148985" text:style-name="L1">
        <text:list-item>
          <text:p text:style-name="P3">Popraw błędy w dokumencie <text:span text:style-name="T1">lab01.xml</text:span>. Aby sprawdzić poprawność pod Windows otwórz przeglądarkę; pod Linuxem użyj przeglądarki albo programu xmllint (więcej na końcu dokumentu).</text:p>
        </text:list-item>
        <text:list-item>
          <text:p text:style-name="P4">W zwykłym edytorze tekstu (np. Notatniku pod Windows) stwórz dokument XML – własną wizytówkę.</text:p>
          <text:list>
            <text:list-item>
              <text:p text:style-name="P2">Strukturę dokumentu i nazwy elementów/atrybutów ustal samodzielnie.</text:p>
            </text:list-item>
            <text:list-item>
              <text:p text:style-name="P1">Otwórz dokument w przeglądarce internetowej. Doprowadź go do poprawności składniowej.</text:p>
            </text:list-item>
            <text:list-item>
              <text:p text:style-name="P1">Jeśli jeszcze nie ma, dodaj do dokumentu tzw. „polskie znaczki” i doprowadź dokument do poprawności.</text:p>
            </text:list-item>
          </text:list>
        </text:list-item>
        <text:list-item>
          <text:p text:style-name="P4">Zapisz (na kilka sposób) w treści dokumentu sekwencję znaków <text:span text:style-name="T2">]]&gt;</text:span>.</text:p>
        </text:list-item>
        <text:list-item>
          <text:p text:style-name="P4">Zapisz jako wartość atrybutu wyrażenie <text:span text:style-name="T2">"x &gt; -5" &amp; 'x &lt; 5'</text:span>.</text:p>
        </text:list-item>
        <text:list-item>
          <text:p text:style-name="P4">Otwórz stworzoną przez siebie wizytówkę w programie Eclipse i sprawdź poprawność (oraz niepoprawność) stworzonego przez siebie pliku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courier new" svg:font-family="'courier new'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2:02:53.566000000</meta:creation-date>
    <dc:date>2018-03-05T07:24:52.487000000</dc:date>
    <meta:editing-duration>PT19H11M48S</meta:editing-duration>
    <meta:editing-cycles>1</meta:editing-cycles>
    <meta:document-statistic meta:table-count="0" meta:image-count="0" meta:object-count="0" meta:page-count="1" meta:paragraph-count="9" meta:word-count="120" meta:character-count="826" meta:non-whitespace-character-count="722"/>
    <meta:generator>LibreOffice/6.0.1.1$Windows_x86 LibreOffice_project/60bfb1526849283ce2491346ed2aa51c465abfe6</meta:generator>
  </office:meta>
</office:document-meta>
</file>